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8.89cm" svg:x="0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99cm" svg:height="2.36cm" svg:x="0.429cm" svg:y="13.016cm">
          <draw:text-box>
            <text:p text:style-name="P2"><text:span text:style-name="T1">Built-In</text:span></text:p>
            <text:p text:style-name="P2"><text:span text:style-name="T1">Rea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10.16cm" svg:y="12.7cm">
          <text:p text:style-name="P1"><text:span text:style-name="T2">Visual Knowledge 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2.54cm" svg:x="1.27cm" svg:y="17.78cm">
          <text:p text:style-name="P1"><text:span text:style-name="T2">Built-In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2.54cm" svg:x="10.16cm" svg:y="17.78cm">
          <text:p text:style-name="P1"><text:span text:style-name="T2">Built-In Reactive</text:span></text:p>
          <text:p text:style-name="P1"><text:span text:style-name="T2">Sensory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7.78cm" svg:x2="13.97cm" svg:y2="15.24cm">
          <text:p/>
        </draw:line>
        <draw:frame draw:style-name="gr2" draw:text-style-name="P5" draw:layer="layout" svg:width="3.296cm" svg:height="1.657cm" svg:x="14.007cm" svg:y="15.71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1" draw:text-style-name="P1" draw:layer="layout" svg:width="19.05cm" svg:height="8.89cm" svg:x="0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99cm" svg:height="2.36cm" svg:x="0.429cm" svg:y="1.586cm">
          <draw:text-box>
            <text:p text:style-name="P2"><text:span text:style-name="T1">Learned</text:span></text:p>
            <text:p text:style-name="P2"><text:span text:style-name="T1">Rea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10.16cm" svg:y="1.27cm">
          <text:p text:style-name="P1"><text:span text:style-name="T2">Physical Knowledge 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2.54cm" svg:x="1.27cm" svg:y="6.3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2.54cm" svg:x="10.16cm" svg:y="6.3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2.7cm" svg:x2="13.97cm" svg:y2="8.89cm">
          <text:p/>
        </draw:line>
        <draw:line draw:style-name="gr4" draw:text-style-name="P1" draw:layer="layout" svg:x1="13.97cm" svg:y1="6.35cm" svg:x2="13.97cm" svg:y2="3.81cm">
          <text:p/>
        </draw:line>
        <draw:line draw:style-name="gr4" draw:text-style-name="P1" draw:layer="layout" svg:x1="5.08cm" svg:y1="8.89cm" svg:x2="5.08cm" svg:y2="17.78cm">
          <text:p/>
        </draw:line>
        <draw:frame draw:style-name="gr2" draw:text-style-name="P5" draw:layer="layout" svg:width="3.58cm" svg:height="1.657cm" svg:x="13.982cm" svg:y="10.0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2" draw:text-style-name="P5" draw:layer="layout" svg:width="4.27cm" svg:height="1.657cm" svg:x="5.183cm" svg:y="10.09cm">
          <draw:text-box>
            <text:p><text:span text:style-name="T2">Activation and</text:span></text:p>
            <text:p><text:span text:style-name="T2">Suppression</text:span></text:p>
          </draw:text-box>
        </draw:frame>
        <draw:frame draw:style-name="gr2" draw:text-style-name="P5" draw:layer="layout" svg:width="3.296cm" svg:height="1.657cm" svg:x="14.007cm" svg:y="4.286cm">
          <draw:text-box>
            <text:p><text:span text:style-name="T2">Event</text:span></text:p>
            <text:p><text:span text:style-name="T2">Integ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4T15:57:18</dc:date>
    <dc:creator>neptune </dc:creator>
    <meta:editing-duration>PT23H12M20S</meta:editing-duration>
    <meta:editing-cycles>3</meta:editing-cycles>
    <meta:generator>LibreOffice/3.5$Linux_X86_64 LibreOffice_project/350m1$Build-2</meta:generator>
    <meta:document-statistic meta:object-count="18"/>
  </office:meta>
</office:document-meta>
</file>